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99cm" style:rel-column-width="11559*"/>
    </style:style>
    <style:style style:name="Tabela1.B" style:family="table-column">
      <style:table-column-properties style:column-width="14.002cm" style:rel-column-width="53976*"/>
    </style:style>
    <style:style style:name="Tabela1.A1" style:family="table-cell">
      <style:table-cell-properties style:vertical-align="middle" fo:background-color="#729fcf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ela1.B1" style:family="table-cell">
      <style:table-cell-properties style:vertical-align="middle" fo:background-color="#729fcf" fo:padding="0.097cm" fo:border="0.5pt solid #000000">
        <style:background-image/>
      </style:table-cell-properties>
    </style:style>
    <style:style style:name="Tabela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A3" style:family="table-cell">
      <style:table-cell-properties style:vertical-align="middle" fo:background-color="#cccccc" fo:padding="0.097cm" fo:border-left="0.5pt solid #000000" fo:border-right="none" fo:border-top="none" fo:border-bottom="0.5pt solid #000000">
        <style:background-image/>
      </style:table-cell-properties>
    </style:style>
    <style:style style:name="Tabela1.B3" style:family="table-cell">
      <style:table-cell-properties style:vertical-align="middle"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ela1.B4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ela1.B5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A6" style:family="table-cell">
      <style:table-cell-properties style:vertical-align="middle"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ela1.B6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ela1.B7" style:family="table-cell">
      <style:table-cell-properties fo:background-color="#cccccc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style:font-name="URW Gothic" fo:font-size="12pt" fo:font-weight="normal" officeooo:rsid="000935d1" officeooo:paragraph-rsid="000401bb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URW Gothic" fo:font-size="12pt" fo:font-weight="normal" officeooo:rsid="00124c23" officeooo:paragraph-rsid="00124c23" style:font-size-asian="12pt" style:font-weight-asian="normal" style:font-size-complex="12pt" style:font-weight-complex="normal"/>
    </style:style>
    <style:style style:name="P3" style:family="paragraph" style:parent-style-name="Standard">
      <style:text-properties officeooo:paragraph-rsid="00060cbc"/>
    </style:style>
    <style:style style:name="P4" style:family="paragraph" style:parent-style-name="Table_20_Contents">
      <style:text-properties style:font-name="URW Gothic" fo:font-size="12pt" fo:font-weight="bold" officeooo:rsid="000401bb" officeooo:paragraph-rsid="000401bb" style:font-size-asian="12pt" style:font-weight-asian="bold" style:font-size-complex="12pt" style:font-weight-complex="bold"/>
    </style:style>
    <style:style style:name="P5" style:family="paragraph" style:parent-style-name="Table_20_Contents">
      <style:text-properties style:font-name="URW Gothic" fo:font-size="12pt" fo:font-weight="bold" officeooo:rsid="000ed2cd" officeooo:paragraph-rsid="000ed2cd" style:font-size-asian="12pt" style:font-weight-asian="bold" style:font-size-complex="12pt" style:font-weight-complex="bold"/>
    </style:style>
    <style:style style:name="P6" style:family="paragraph" style:parent-style-name="Table_20_Contents">
      <style:text-properties style:font-name="URW Gothic" fo:font-size="12pt" fo:font-weight="normal" officeooo:rsid="00078f11" officeooo:paragraph-rsid="00078f11" style:font-size-asian="12pt" style:font-weight-asian="normal" style:font-size-complex="12pt" style:font-weight-complex="normal"/>
    </style:style>
    <style:style style:name="P7" style:family="paragraph" style:parent-style-name="Table_20_Contents">
      <style:text-properties style:font-name="URW Gothic" fo:font-size="12pt" fo:font-weight="normal" officeooo:rsid="000f686c" officeooo:paragraph-rsid="000f686c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style:font-name="URW Gothic" fo:font-size="12pt" fo:font-weight="normal" officeooo:rsid="000935d1" officeooo:paragraph-rsid="000935d1" style:font-size-asian="12pt" style:font-weight-asian="normal" style:font-size-complex="12pt" style:font-weight-complex="normal"/>
    </style:style>
    <style:style style:name="P9" style:family="paragraph" style:parent-style-name="Table_20_Contents">
      <style:text-properties style:font-name="URW Gothic" fo:font-size="12pt" fo:font-weight="normal" officeooo:rsid="000d59da" officeooo:paragraph-rsid="000935d1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URW Gothic" fo:font-size="12pt" officeooo:paragraph-rsid="000935d1" style:font-size-asian="12pt" style:font-size-complex="12pt"/>
    </style:style>
    <style:style style:name="P11" style:family="paragraph" style:parent-style-name="Table_20_Contents">
      <style:text-properties style:font-name="URW Gothic" fo:font-size="12pt" officeooo:rsid="000ed2cd" officeooo:paragraph-rsid="000ed2cd" style:font-size-asian="12pt" style:font-size-complex="12pt"/>
    </style:style>
    <style:style style:name="P12" style:family="paragraph" style:parent-style-name="Table_20_Contents">
      <style:text-properties style:font-name="URW Gothic" fo:font-size="12pt" officeooo:paragraph-rsid="000ed2cd" style:font-size-asian="12pt" style:font-size-complex="12pt"/>
    </style:style>
    <style:style style:name="P13" style:family="paragraph" style:parent-style-name="Standard">
      <style:text-properties style:font-name="URW Gothic" fo:font-size="14pt" fo:font-weight="bold" officeooo:rsid="000f686c" officeooo:paragraph-rsid="00060cbc" style:font-size-asian="14pt" style:font-weight-asian="bold" style:font-size-complex="14pt" style:font-weight-complex="bold"/>
    </style:style>
    <style:style style:name="P14" style:family="paragraph" style:parent-style-name="Table_20_Contents" style:list-style-name="L1">
      <style:text-properties style:font-name="URW Gothic" fo:font-size="12pt" officeooo:paragraph-rsid="000935d1" style:font-size-asian="12pt" style:font-size-complex="12pt"/>
    </style:style>
    <style:style style:name="P15" style:family="paragraph" style:parent-style-name="Table_20_Contents" style:list-style-name="L1">
      <style:text-properties style:font-name="URW Gothic" fo:font-size="12pt" officeooo:rsid="000d59da" officeooo:paragraph-rsid="000d59da" style:font-size-asian="12pt" style:font-size-complex="12pt"/>
    </style:style>
    <style:style style:name="P16" style:family="paragraph" style:parent-style-name="Table_20_Contents" style:list-style-name="L2">
      <style:text-properties style:font-name="URW Gothic" fo:font-size="12pt" officeooo:rsid="000ed2cd" officeooo:paragraph-rsid="000ed2cd" style:font-size-asian="12pt" style:font-size-complex="12pt"/>
    </style:style>
    <style:style style:name="P17" style:family="paragraph" style:parent-style-name="Table_20_Contents" style:list-style-name="L3">
      <style:text-properties style:font-name="URW Gothic" fo:font-size="12pt" officeooo:rsid="000ed2cd" officeooo:paragraph-rsid="000ed2cd" style:font-size-asian="12pt" style:font-size-complex="12pt"/>
    </style:style>
    <style:style style:name="T1" style:family="text">
      <style:text-properties style:font-name="URW Gothic" fo:font-size="14pt" fo:font-weight="bold" officeooo:rsid="00060cbc" style:font-size-asian="14pt" style:font-weight-asian="bold" style:font-size-complex="14pt" style:font-weight-complex="bold"/>
    </style:style>
    <style:style style:name="T2" style:family="text">
      <style:text-properties style:font-name="URW Gothic" fo:font-size="14pt" fo:font-weight="bold" officeooo:rsid="000f686c" style:font-size-asian="14pt" style:font-weight-asian="bold" style:font-size-complex="14pt" style:font-weight-complex="bold"/>
    </style:style>
    <style:style style:name="T3" style:family="text">
      <style:text-properties style:font-name="URW Gothic" fo:font-size="14pt" fo:font-weight="bold" officeooo:rsid="00108266" style:font-size-asian="14pt" style:font-weight-asian="bold" style:font-size-complex="14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935d1" style:font-weight-asian="normal" style:font-weight-complex="normal"/>
    </style:style>
    <style:style style:name="T6" style:family="text">
      <style:text-properties fo:font-weight="normal" officeooo:rsid="000d59da" style:font-weight-asian="normal" style:font-weight-complex="normal"/>
    </style:style>
    <style:style style:name="T7" style:family="text">
      <style:text-properties officeooo:rsid="00104e27"/>
    </style:style>
    <style:style style:name="T8" style:family="text">
      <style:text-properties officeooo:rsid="0014d83d"/>
    </style:style>
    <style:style style:name="T9" style:family="text">
      <style:text-properties officeooo:rsid="0015bc3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Escopo do </text:span><text:span text:style-name="T3">jogo</text:span><text:span text:style-name="T1">: </text:span><text:span text:style-name="T2">Lost Soul</text:span></text:p>
      <text:p text:style-name="P13"/>
      <table:table table:name="Tabela1" table:style-name="Tabela1">
        <table:table-column table:style-name="Tabela1.A"/>
        <table:table-column table:style-name="Tabela1.B"/>
        <table:table-row table:style-name="TableLine94056344311840">
          <table:table-cell table:style-name="Tabela1.A1" office:value-type="string">
            <text:p text:style-name="P4">Título</text:p>
          </table:table-cell>
          <table:table-cell table:style-name="Tabela1.B1" office:value-type="string">
            <text:p text:style-name="P7">Lost Sou<text:span text:style-name="T8">l</text:span></text:p>
          </table:table-cell>
        </table:table-row>
        <table:table-row table:style-name="TableLine94056344430560">
          <table:table-cell table:style-name="Tabela1.A4" office:value-type="string">
            <text:p text:style-name="P4">Plataforma</text:p>
          </table:table-cell>
          <table:table-cell table:style-name="Tabela1.B4" office:value-type="string">
            <text:p text:style-name="P6">PC</text:p>
          </table:table-cell>
        </table:table-row>
        <table:table-row table:style-name="TableLine94056344434384">
          <table:table-cell table:style-name="Tabela1.A3" office:value-type="string">
            <text:p text:style-name="P4">Jogadores</text:p>
          </table:table-cell>
          <table:table-cell table:style-name="Tabela1.B3" office:value-type="string">
            <text:p text:style-name="P6">Apenas um jogador</text:p>
          </table:table-cell>
        </table:table-row>
        <table:table-row table:style-name="TableLine94056344435712">
          <table:table-cell table:style-name="Tabela1.A4" office:value-type="string">
            <text:p text:style-name="P4">Gênero</text:p>
          </table:table-cell>
          <table:table-cell table:style-name="Tabela1.B4" office:value-type="string">
            <text:p text:style-name="P6">Ação, <text:span text:style-name="T7">Terror</text:span></text:p>
          </table:table-cell>
        </table:table-row>
        <table:table-row table:style-name="TableLine94056344436480">
          <table:table-cell table:style-name="Tabela1.A3" office:value-type="string">
            <text:p text:style-name="P4">Conceito</text:p>
          </table:table-cell>
          <table:table-cell table:style-name="Tabela1.B5" office:value-type="string">
            <text:p text:style-name="P8"/>
            <text:list xml:id="list2206989463" text:style-name="L1">
              <text:list-item>
                <text:p text:style-name="P14"><text:span text:style-name="T5">O jogador irá controlar o seu personagem que está preso dentro de um labirinto,</text:span><text:span text:style-name="T6"> o seu personagem está morto e tenta escapar dos fantasminhas que tentam devorar sua alma, se um deles conseguir devorá-lo então ele não terá salvação e ficará preso eternamente no labirinto.</text:span></text:p>
              </text:list-item>
            </text:list>
            <text:p text:style-name="P9"/>
            <text:list xml:id="list141506909504690" text:continue-numbering="true" text:style-name="L1">
              <text:list-item>
                <text:p text:style-name="P15"><text:span text:style-name="T6">N</text:span><text:span text:style-name="T4">ão basta só escapar dos fantasminhas, também é necessário capturar estrelinhas para que ele possa escapar do labirinto e voltar a vida.</text:span></text:p>
              </text:list-item>
            </text:list>
            <text:p text:style-name="P8"/>
          </table:table-cell>
        </table:table-row>
        <table:table-row table:style-name="TableLine94056344437760">
          <table:table-cell table:style-name="Tabela1.A6" office:value-type="string">
            <text:p text:style-name="P5">Objetivo</text:p>
          </table:table-cell>
          <table:table-cell table:style-name="Tabela1.B6" office:value-type="string">
            <text:p text:style-name="P11"/>
            <text:list xml:id="list1570255334" text:style-name="L2">
              <text:list-item>
                <text:p text:style-name="P16">O objetivo é acumular 100 pontos para que o personagem possa voltar a vida, o objetivo será alcançado após capturar 100 estrelinhas.</text:p>
              </text:list-item>
            </text:list>
            <text:p text:style-name="P11"/>
          </table:table-cell>
        </table:table-row>
        <table:table-row table:style-name="TableLine94056344439472">
          <table:table-cell table:style-name="Tabela1.A3" office:value-type="string">
            <text:p text:style-name="P5">Recursos</text:p>
          </table:table-cell>
          <table:table-cell table:style-name="Tabela1.B7" office:value-type="string">
            <text:p text:style-name="P10"/>
            <text:list xml:id="list964520995" text:style-name="L3">
              <text:list-item>
                <text:p text:style-name="P17">O mundo do jogo é a tela do jogo que deverá ser pequena, e o jogador não pode sair desta área.</text:p>
              </text:list-item>
            </text:list>
            <text:p text:style-name="P11"/>
            <text:list xml:id="list141507343656926" text:continue-numbering="true" text:style-name="L3">
              <text:list-item>
                <text:p text:style-name="P17">O jogador controla seu personagem nas quatro direções da tela usando o teclado.</text:p>
              </text:list-item>
            </text:list>
            <text:p text:style-name="P11"/>
            <text:list xml:id="list141507947466059" text:continue-numbering="true" text:style-name="L3">
              <text:list-item>
                <text:p text:style-name="P17">O jogador perde quando é devorado por um fantasminha.</text:p>
              </text:list-item>
            </text:list>
            <text:p text:style-name="P11"/>
            <text:list xml:id="list141508107252616" text:continue-numbering="true" text:style-name="L3">
              <text:list-item>
                <text:p text:style-name="P17">O jogador ganha quando atinge 100 pontos ou seja, 100 estrelinhas capturadas.</text:p>
              </text:list-item>
            </text:list>
            <text:p text:style-name="P12"/>
          </table:table-cell>
        </table:table-row>
      </table:table>
      <text:p text:style-name="P1"/>
      <text:p text:style-name="P1"/>
      <text:p text:style-name="P2">Autor: Salomão F. Silva</text:p>
      <text:p text:style-name="P2">Versão: 1.0</text:p>
      <text:p text:style-name="P2">Data: <text:span text:style-name="T9">27</text:span>/0<text:span text:style-name="T8">6</text:span>/2022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7T15:31:42.636081892</meta:creation-date>
    <dc:date>2022-06-07T14:15:06.140921609</dc:date>
    <meta:editing-duration>PT51M43S</meta:editing-duration>
    <meta:editing-cycles>18</meta:editing-cycles>
    <meta:generator>LibreOffice/6.4.7.2$Linux_X86_64 LibreOffice_project/40$Build-2</meta:generator>
    <meta:document-statistic meta:table-count="1" meta:image-count="0" meta:object-count="0" meta:page-count="1" meta:paragraph-count="22" meta:word-count="179" meta:character-count="1025" meta:non-whitespace-character-count="875"/>
  </office:meta>
</office:document-meta>
</file>